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5mm"/>
    </style:style>
    <style:style style:name="co2" style:family="table-column">
      <style:table-column-properties fo:break-before="auto" style:column-width="64.84mm"/>
    </style:style>
    <style:style style:name="co3" style:family="table-column">
      <style:table-column-properties fo:break-before="auto" style:column-width="169.79mm"/>
    </style:style>
    <style:style style:name="co4" style:family="table-column">
      <style:table-column-properties fo:break-before="auto" style:column-width="22.58mm"/>
    </style:style>
    <style:style style:name="co5" style:family="table-column">
      <style:table-column-properties fo:break-before="auto" style:column-width="91.74mm"/>
    </style:style>
    <style:style style:name="ro1" style:family="table-row">
      <style:table-row-properties style:row-height="4.52mm" fo:break-before="auto" style:use-optimal-row-height="true"/>
    </style:style>
    <style:style style:name="ro2" style:family="table-row">
      <style:table-row-properties style:row-height="24.69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20.46mm" fo:break-before="auto" style:use-optimal-row-height="false"/>
    </style:style>
    <style:style style:name="ro5" style:family="table-row">
      <style:table-row-properties style:row-height="23.99mm" fo:break-before="auto" style:use-optimal-row-height="false"/>
    </style:style>
    <style:style style:name="ro6" style:family="table-row">
      <style:table-row-properties style:row-height="20.69mm" fo:break-before="auto" style:use-optimal-row-height="true"/>
    </style:style>
    <style:style style:name="ro7" style:family="table-row">
      <style:table-row-properties style:row-height="24.64mm" fo:break-before="auto" style:use-optimal-row-height="true"/>
    </style:style>
    <style:style style:name="ro8" style:family="table-row">
      <style:table-row-properties style:row-height="20.6mm" fo:break-before="auto" style:use-optimal-row-height="true"/>
    </style:style>
    <style:style style:name="ro9" style:family="table-row">
      <style:table-row-properties style:row-height="28.6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esultatScraping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1019" table:default-cell-style-name="ce1"/>
        <table:table-row table:style-name="ro1">
          <table:table-cell/>
          <table:table-cell office:value-type="string" calcext:value-type="string">
            <text:p>inputFr</text:p>
          </table:table-cell>
          <table:table-cell office:value-type="string" calcext:value-type="string">
            <text:p>TextFr</text:p>
          </table:table-cell>
          <table:table-cell table:number-columns-repeated="1021"/>
        </table:table-row>
        <table:table-row table:style-name="ro2">
          <table:table-cell office:value-type="float" office:value="0" calcext:value-type="float">
            <text:p>0</text:p>
          </table:table-cell>
          <table:table-cell office:value-type="string" calcext:value-type="string">
            <text:p>We invite all Parisians to pick up waste each</text:p>
          </table:table-cell>
          <table:table-cell office:value-type="string" calcext:value-type="string">
            <text:p>Nous invitons tous les Parisiens à ramasser chaque année les déchets de nos usines de recyclage en échange de nos services et à rembourser nos investissements dans le recyclage. Nous voulons aussi donner à chaque Parisien un sentiment de fierté et de soutien. J'estime personnellement que le maire de Paris et le Premier ministre français souhaitent mettre en place des programmes spéciaux pour les personnes qui souffrent de la pollution du réseau national, et non pas simplement les «futiles déchets» de villes comme Paris. Ces mesures sont importantes, mais</text:p>
          </table:table-cell>
          <table:table-cell office:value-type="string" calcext:value-type="string">
            <text:p>ok</text:p>
          </table:table-cell>
          <table:table-cell table:number-columns-repeated="1020"/>
        </table:table-row>
        <table:table-row table:style-name="ro3">
          <table:table-cell office:value-type="float" office:value="1" calcext:value-type="float">
            <text:p>1</text:p>
          </table:table-cell>
          <table:table-cell office:value-type="string" calcext:value-type="string">
            <text:p>In order to encourage the development of electric mobility Paris wants</text:p>
          </table:table-cell>
          <table:table-cell office:value-type="string" calcext:value-type="string">
            <text:p>Afin d'encourager le développement de la mobilité électrique, Paris veut en faire une réalité. Le projet a déjà commencé, une nouvelle version devant être annoncée en 2016.</text:p>
          </table:table-cell>
          <table:table-cell office:value-type="string" calcext:value-type="string">
            <text:p>non</text:p>
          </table:table-cell>
          <table:table-cell office:value-type="string" calcext:value-type="string">
            <text:p>Il y a une phrase au présent avec une date antérieure à 2020</text:p>
          </table:table-cell>
          <table:table-cell table:number-columns-repeated="1019"/>
        </table:table-row>
        <table:table-row table:style-name="ro4">
          <table:table-cell office:value-type="float" office:value="2" calcext:value-type="float">
            <text:p>2</text:p>
          </table:table-cell>
          <table:table-cell office:value-type="string" calcext:value-type="string">
            <text:p>Climate justice human rights to the rescue</text:p>
          </table:table-cell>
          <table:table-cell office:value-type="string" calcext:value-type="string">
            <text:p>La justice climatique, les droits de l'homme à la rescousse, et qui, à la suite d'une écrasante majorité d'électeurs et de la Cour suprême, a la capacité de faire une telle loi. » En l'absence d'autres solutions et d'un système judiciaire digne de confiance pour garantir à tous les citoyens la liberté de s'exprimer et d'être jugés sans crainte de poursuites, il n'est pas surprenant de voir les efforts de Clinton pour bloquer un projet de loi susceptible de bénéficier aux entreprises, comme celle en question. "C'est aussi un</text:p>
          </table:table-cell>
          <table:table-cell/>
          <table:table-cell office:value-type="string" calcext:value-type="string">
            <text:p>source pas clair</text:p>
          </table:table-cell>
          <table:table-cell table:number-columns-repeated="1019"/>
        </table:table-row>
        <table:table-row table:style-name="ro5">
          <table:table-cell office:value-type="float" office:value="3" calcext:value-type="float">
            <text:p>3</text:p>
          </table:table-cell>
          <table:table-cell office:value-type="string" calcext:value-type="string">
            <text:p>The Administrative Court of Grenoble rejected on 24 November</text:p>
          </table:table-cell>
          <table:table-cell office:value-type="string" calcext:value-type="string">
            <text:p>Le Tribunal administratif de Grenoble a rejeté le 24 novembre 2010 la demande d'injonction contre l'accusation, déclarant que le juge avait jugé qu'il n'y avait pas lieu d'accorder une ordonnance restrictive au demandeur. Dans son jugement en l'espèce, le tribunal a déclaré que le juge avait conclu que l'accusation ne satisfaisait pas aux normes de dissuasion requises. "Il est impossible d'apprécier, le cas échéant, si une sanction supplémentaire a été imposée par le tribunal pour soutenir que le défendeur n'avait pas commis une infraction</text:p>
          </table:table-cell>
          <table:table-cell/>
          <table:table-cell office:value-type="string" calcext:value-type="string">
            <text:p>2010 ? source trop vague. Manque cod</text:p>
          </table:table-cell>
          <table:table-cell table:number-columns-repeated="1019"/>
        </table:table-row>
        <table:table-row table:style-name="ro2">
          <table:table-cell office:value-type="float" office:value="4" calcext:value-type="float">
            <text:p>4</text:p>
          </table:table-cell>
          <table:table-cell office:value-type="string" calcext:value-type="string">
            <text:p>Decree on the compensation fund for victims of pesticides</text:p>
          </table:table-cell>
          <table:table-cell office:value-type="string" calcext:value-type="string">
            <text:p>Décret sur le fonds d'indemnisation des victimes de pesticides ou d'herbicides dans l'agriculture et l'agriculture Il a été suggéré que l'argent contribue également à la lutte contre la pollution. Le gouvernement a annoncé qu'il instaurerait une « taxe environnementale » sur le coût de la pulvérisation d'insecticide, les pesticides utilisés à cette fin. Elle a également annoncé un prélèvement sur le coût de la production et de la distribution d'insecticides qui devait débuter le 7 juillet. Un porte-parole pour l'environnement et les industries primaires</text:p>
          </table:table-cell>
          <table:table-cell office:value-type="string" calcext:value-type="string">
            <text:p>ok</text:p>
          </table:table-cell>
          <table:table-cell table:number-columns-repeated="1020"/>
        </table:table-row>
        <table:table-row table:style-name="ro2">
          <table:table-cell office:value-type="float" office:value="5" calcext:value-type="float">
            <text:p>5</text:p>
          </table:table-cell>
          <table:table-cell office:value-type="string" calcext:value-type="string">
            <text:p>Senators rejected in public on November 27</text:p>
          </table:table-cell>
          <table:table-cell office:value-type="string" calcext:value-type="string">
            <text:p>Les sénateurs ont rejeté en public le 27 novembre 2011, un projet de loi qui aurait réduit le temps que la police aurait dû consacrer à un crime commis par un suspect. Les projets de loi ont été adoptés par l'Assemblée. Dans une entrevue avec le Wall Street Journal, les opposants au projet de loi ont qualifié les changements proposés de « trop draconiens et inefficaces pour faire une différence importante » au système de justice pénale à long terme. « Je ne pense pas que ce soit si important », ont-ils dit. La nouvelle loi</text:p>
          </table:table-cell>
          <table:table-cell/>
          <table:table-cell office:value-type="string" calcext:value-type="string">
            <text:p>Wall Street Journal doit être rejeté</text:p>
          </table:table-cell>
          <table:table-cell table:number-columns-repeated="1019"/>
        </table:table-row>
        <table:table-row table:style-name="ro6">
          <table:table-cell office:value-type="float" office:value="6" calcext:value-type="float">
            <text:p>6</text:p>
          </table:table-cell>
          <table:table-cell office:value-type="string" calcext:value-type="string">
            <text:p>The first broadcast of BWT's Web TV specialist</text:p>
          </table:table-cell>
          <table:table-cell office:value-type="string" calcext:value-type="string">
            <text:p>On s'attend à ce que la première diffusion des émissions de Web TV de BWT soit en même temps que la spéciale Web TV de l'émission, « In the Shadow of the Colossus ». Après un court laps de temps, les deux spectacles seront rejoints dans la nouvelle BWT World Series par l'événement en ligne à venir, "Eternal Champions: World Championship Series." BwT World Series - World Championship Series est une compétition mondiale StarCraft II et d'autres en ligne populaire organisée par BWtv. C'est un en ligne</text:p>
          </table:table-cell>
          <table:table-cell/>
          <table:table-cell office:value-type="string" calcext:value-type="string">
            <text:p>BWT ?</text:p>
          </table:table-cell>
          <table:table-cell table:number-columns-repeated="1019"/>
        </table:table-row>
        <table:table-row table:style-name="ro2">
          <table:table-cell office:value-type="float" office:value="7" calcext:value-type="float">
            <text:p>7</text:p>
          </table:table-cell>
          <table:table-cell office:value-type="string" calcext:value-type="string">
            <text:p>Whatever the climatosceptics say, global warming is a reality</text:p>
          </table:table-cell>
          <table:table-cell office:value-type="string" calcext:value-type="string">
            <text:p>Quoi que disent les climatosceptiques, le réchauffement climatique est une réalité, mais cela n'empêche pas les gens de dire que c'est juste un fait : le changement climatique est une menace réelle et imminente. Ce n'est pas seulement une menace pour la Terre, mais pour la vie humaine sur Terre, et ce n'est pas seulement une menace pour les sources d'énergie de la Terre. La réalité, c'est que nous faisons face à beaucoup de changements climatiques. Et il y a beaucoup de facteurs différents qui font de ces problèmes</text:p>
          </table:table-cell>
          <table:table-cell office:value-type="string" calcext:value-type="string">
            <text:p>ok</text:p>
          </table:table-cell>
          <table:table-cell table:number-columns-repeated="1020"/>
        </table:table-row>
        <table:table-row table:style-name="ro7">
          <table:table-cell office:value-type="float" office:value="8" calcext:value-type="float">
            <text:p>8</text:p>
          </table:table-cell>
          <table:table-cell office:value-type="string" calcext:value-type="string">
            <text:p>While glut hunting has been banned</text:p>
          </table:table-cell>
          <table:table-cell office:value-type="string" calcext:value-type="string">
            <text:p>Bien que la chasse au museau ait été interdite à plusieurs endroits par l'USDA, il n'est pas clair quel niveau de contrôle l'approbation de l'USDA peut avoir. Le règlement actuel, qui a commencé après un certain nombre de telles chasses, est une tentative de changer cela. L'USDA a déjà commencé à chasser sur les terres sauvages du Maine, de l'Oregon et de Washington, mais rien n'indique qu'il se développera dans les quatre prochaines années. L'USDA peut également commencer à délivrer des permis de chasse dans d'autres États. Les</text:p>
          </table:table-cell>
          <table:table-cell/>
          <table:table-cell office:value-type="string" calcext:value-type="string">
            <text:p>Maine, Oregon Washinton sont à rejeter</text:p>
          </table:table-cell>
          <table:table-cell table:number-columns-repeated="1019"/>
        </table:table-row>
        <table:table-row table:style-name="ro8">
          <table:table-cell office:value-type="float" office:value="9" calcext:value-type="float">
            <text:p>9</text:p>
          </table:table-cell>
          <table:table-cell office:value-type="string" calcext:value-type="string">
            <text:p>The presence of a Christmas tree in the house</text:p>
          </table:table-cell>
          <table:table-cell office:value-type="string" calcext:value-type="string">
            <text:p>La présence d'un sapin de Noël dans la maison, qui est d'environ la taille d'une fenêtre de voiture, et son apparence indique que le Père Noël regardait la maison, je pense que c'est ce qui doit être vu. Après avoir fini d'examiner la maison, j'ai emmené mon fils dans la cour. Il était très clair que le Père Noël était toujours assis là à attendre d'être vu. C'est comme ça qu'il s'est occupé de voir le Père Noël. Je suppose que le Père Noël pourrait voir le Père Noël dès que possible.</text:p>
          </table:table-cell>
          <table:table-cell/>
          <table:table-cell office:value-type="string" calcext:value-type="string">
            <text:p>house est peut être à retirer car whte house</text:p>
          </table:table-cell>
          <table:table-cell table:number-columns-repeated="1019"/>
        </table:table-row>
        <table:table-row table:style-name="ro8">
          <table:table-cell office:value-type="float" office:value="10" calcext:value-type="float">
            <text:p>10</text:p>
          </table:table-cell>
          <table:table-cell office:value-type="string" calcext:value-type="string">
            <text:p>Air pollution remains the leading cause of death</text:p>
          </table:table-cell>
          <table:table-cell office:value-type="string" calcext:value-type="string">
            <text:p>La pollution de l'air demeure la principale cause de décès chez les enfants, l'OMS indiquant que les enfants étaient 5 à 6 fois plus susceptibles de mourir du cancer lorsqu'ils utilisent la même méthode que l'eau potable. En mars, l'Organisation mondiale de la santé a publié un rapport intitulé « Pollution de l'eau : un système intégré » qui décrit la pollution de l'eau comme « un risque de cancer et de maladies cardiovasculaires chez les hommes, les femmes et les enfants ».</text:p>
          </table:table-cell>
          <table:table-cell office:value-type="string" calcext:value-type="string">
            <text:p>ok</text:p>
          </table:table-cell>
          <table:table-cell table:number-columns-repeated="1020"/>
        </table:table-row>
        <table:table-row table:style-name="ro8">
          <table:table-cell office:value-type="float" office:value="11" calcext:value-type="float">
            <text:p>11</text:p>
          </table:table-cell>
          <table:table-cell office:value-type="string" calcext:value-type="string">
            <text:p>N2O Nitrogen Protoxide Emissions A Powerful Gas</text:p>
          </table:table-cell>
          <table:table-cell office:value-type="string" calcext:value-type="string">
            <text:p>Émissions de protoxyde d'azote N2O Un gaz d'échappement puissant Si votre voiture est toujours en marche, cette voiture fonctionnera probablement très efficacement. La durée de vie moyenne d'une voiture dans cette industrie est de deux ans, et si votre voiture ne fonctionne pas ou qu'elle fonctionne bien, il n'est probablement pas en bon état. Cette voiture sera juste la voiture pour vous! Les voitures avec un grand moteur peuvent rouler le kilométrage complet d'un véhicule de 5 gallons. C'est</text:p>
          </table:table-cell>
          <table:table-cell/>
          <table:table-cell office:value-type="string" calcext:value-type="string">
            <text:p>l’input est un titre (pas de verbe). A retirer</text:p>
          </table:table-cell>
          <table:table-cell table:number-columns-repeated="1019"/>
        </table:table-row>
        <table:table-row table:style-name="ro7">
          <table:table-cell office:value-type="float" office:value="12" calcext:value-type="float">
            <text:p>12</text:p>
          </table:table-cell>
          <table:table-cell office:value-type="string" calcext:value-type="string">
            <text:p>We knew that the highest peaks of our planet</text:p>
          </table:table-cell>
          <table:table-cell office:value-type="string" calcext:value-type="string">
            <text:p>Nous savions que les plus hauts sommets de notre planète tomberaient dans les cinq à dix ans », a déclaré John T. Waddell, géophysicien au Jet Propulsion Laboratory de la NASA à Pasadena, en Californie, qui a dirigé l'étude. « Nous voulions nous assurer de savoir combien de la planète que nous couvrons tombera dans les décennies à venir. Il serait important d'obtenir ce droit pour que nous puissions comprendre plus précisément comment cela affectera notre planète." Les scientifiques ont également utilisé</text:p>
          </table:table-cell>
          <table:table-cell/>
          <table:table-cell office:value-type="string" calcext:value-type="string">
            <text:p>??</text:p>
          </table:table-cell>
          <table:table-cell table:number-columns-repeated="1019"/>
        </table:table-row>
        <table:table-row table:style-name="ro7">
          <table:table-cell office:value-type="float" office:value="13" calcext:value-type="float">
            <text:p>13</text:p>
          </table:table-cell>
          <table:table-cell office:value-type="string" calcext:value-type="string">
            <text:p>In the industrialized countries the green revolution of the 1960s</text:p>
          </table:table-cell>
          <table:table-cell office:value-type="string" calcext:value-type="string">
            <text:p>Dans les pays industrialisés, la révolution verte des années 60 aurait constitué un pas important en avant et aurait contribué à des progrès plus importants, en particulier pour les plus pauvres et les plus pauvres de notre époque. Mais cela ne s'est pas produit. Notre système actuel, qui laisse tout le monde sans soins de santé ni sécurité de l'emploi, est une honte. Elle crée un environnement dans lequel le monde est devenu plus inégal et plus inégal. Il crée un environnement dans lequel chaque femme dans le monde, sans argent pour acheter la santé</text:p>
          </table:table-cell>
          <table:table-cell/>
          <table:table-cell office:value-type="string" calcext:value-type="string">
            <text:p>les plus pauvres et les plus pauvres . On peut détecter ce genre de répétition ?</text:p>
          </table:table-cell>
          <table:table-cell table:number-columns-repeated="1019"/>
        </table:table-row>
        <table:table-row table:style-name="ro7">
          <table:table-cell office:value-type="float" office:value="14" calcext:value-type="float">
            <text:p>14</text:p>
          </table:table-cell>
          <table:table-cell office:value-type="string" calcext:value-type="string">
            <text:p>During these periods of containment of too many animals of</text:p>
          </table:table-cell>
          <table:table-cell office:value-type="string" calcext:value-type="string">
            <text:p>Pendant ces périodes de confinement d'un trop grand nombre d'animaux de leur espèce dans des espaces confinés, nous n'avons pas été en mesure de déterminer la cause des phénomènes. Cependant, le nombre d'animaux dans ces petits espaces isolés qui sont en mesure de se développer est encore sous observation. Par exemple, le nombre d'animaux qui sont actifs dans le grand espace ouvert qui a été exposé précédemment a diminué à un degré plus élevé que leur nombre dans tout autre espace ouvert sur la Terre. Il est possible, cependant, que ces animaux soient capables de se développer</text:p>
          </table:table-cell>
          <table:table-cell/>
          <table:table-cell office:value-type="string" calcext:value-type="string">
            <text:p>??</text:p>
          </table:table-cell>
          <table:table-cell table:number-columns-repeated="1019"/>
        </table:table-row>
        <table:table-row table:style-name="ro8">
          <table:table-cell office:value-type="float" office:value="15" calcext:value-type="float">
            <text:p>15</text:p>
          </table:table-cell>
          <table:table-cell office:value-type="string" calcext:value-type="string">
            <text:p>According to the new definition of the designation of a planet</text:p>
          </table:table-cell>
          <table:table-cell office:value-type="string" calcext:value-type="string">
            <text:p>Selon la nouvelle définition de la désignation d'une planète ou d'un astéroïde comme « biosphère » (voir ci-dessus), chaque Terre, lune ou astéroïde contient deux parties distinctes ou plus de l'orbite d'une planète. La plus grande partie de la Terre est désignée par l'Union astronomique internationale (UAE) comme la « Terre du futur ». La Terre, dans son ensemble, est environ 100 fois plus massive que la lune, soit 2,5 fois la masse de la lune, et la moitié de la lune.</text:p>
          </table:table-cell>
          <table:table-cell/>
          <table:table-cell office:value-type="string" calcext:value-type="string">
            <text:p>(voir ci-dessus) doit être détecté</text:p>
          </table:table-cell>
          <table:table-cell table:number-columns-repeated="1019"/>
        </table:table-row>
        <table:table-row table:style-name="ro9">
          <table:table-cell office:value-type="float" office:value="16" calcext:value-type="float">
            <text:p>16</text:p>
          </table:table-cell>
          <table:table-cell office:value-type="string" calcext:value-type="string">
            <text:p>Even if we were able to stop all our emissions of</text:p>
          </table:table-cell>
          <table:table-cell office:value-type="string" calcext:value-type="string">
            <text:p>Même si nous pouvions arrêter toutes nos émissions de CO2 d'ici 2050, nous n'aurions pas à nous soucier des effets du CO2 sur le climat. C'est un grand pas dans la bonne direction. Voici cinq autres exemples d'un monde où il se produit qui pourrait bénéficier à notre nation et à notre planète. 1. Le Conseil de l'Europe a adopté une résolution du Conseil de l'Europe sur la question des droits de l'homme et des libertés fondamentales. Les centrales au charbon de la Chine pourraient contribuer à réduire le réchauffement climatique La Chine a déjà fait d'énormes travaux d'énergie propre au cours des deux dernières décennies et elle se porte bien.</text:p>
          </table:table-cell>
          <table:table-cell/>
          <table:table-cell office:value-type="string" calcext:value-type="string">
            <text:p>IL faudrait s’arrêter à la deuxième phrase.</text:p>
          </table:table-cell>
          <table:table-cell table:number-columns-repeated="1019"/>
        </table:table-row>
        <table:table-row table:style-name="ro7">
          <table:table-cell office:value-type="float" office:value="17" calcext:value-type="float">
            <text:p>17</text:p>
          </table:table-cell>
          <table:table-cell office:value-type="string" calcext:value-type="string">
            <text:p>Every year the archipelago of Mayotte sees a few hundred turtles</text:p>
          </table:table-cell>
          <table:table-cell office:value-type="string" calcext:value-type="string">
            <text:p>Chaque année, l'archipel de Mayotte voit quelques centaines de tortues mourir chaque jour. Le gouvernement a déjà été accusé de négligence à l'égard de l'espèce en voie de disparition. Un groupe environnemental a déclaré dans une déclaration cette semaine que Mayotte était « hors de contrôle » sur ses côtes et était « la plus grande communauté de pêcheurs du pays ». Il a dit que plus de 1 000 personnes avaient été tuées et 885 blessées. "Mayotte est un port de pêche majeur, et dans l'année dernière la</text:p>
          </table:table-cell>
          <table:table-cell office:value-type="string" calcext:value-type="string">
            <text:p>ok</text:p>
          </table:table-cell>
          <table:table-cell table:number-columns-repeated="1020"/>
        </table:table-row>
        <table:table-row table:style-name="ro8">
          <table:table-cell office:value-type="float" office:value="18" calcext:value-type="float">
            <text:p>18</text:p>
          </table:table-cell>
          <table:table-cell office:value-type="string" calcext:value-type="string">
            <text:p>The largest continental rift in the world the system of</text:p>
          </table:table-cell>
          <table:table-cell office:value-type="string" calcext:value-type="string">
            <text:p>Le plus grand fossé continental dans le monde, le système de lignes intertidales était un système unique de vagues océaniques qui avait été formé à partir d'un certain nombre de courants d'eau, d'un seul point de défaillance, et d'un seul grand fossé qui aurait pu se former à tout moment et prendre plus de temps. L'une des caractéristiques les plus étonnantes de la planète a été sa largeur, sa longueur, sa surface massive, sa gravité et sa taille colossale. Cependant, l'immense diamètre de</text:p>
          </table:table-cell>
          <table:table-cell/>
          <table:table-cell office:value-type="string" calcext:value-type="string">
            <text:p>??</text:p>
          </table:table-cell>
          <table:table-cell table:number-columns-repeated="1019"/>
        </table:table-row>
        <table:table-row table:style-name="ro7">
          <table:table-cell office:value-type="float" office:value="19" calcext:value-type="float">
            <text:p>19</text:p>
          </table:table-cell>
          <table:table-cell office:value-type="string" calcext:value-type="string">
            <text:p>Current global warming exacerbates the erosion of the coastline, which</text:p>
          </table:table-cell>
          <table:table-cell office:value-type="string" calcext:value-type="string">
            <text:p>Le réchauffement climatique actuel exacerbe l'érosion du littoral, ce qui peut entraîner une perte annuelle d'environ 5 500 vies. Alors que le niveau moyen de la mer dans le monde continue d'augmenter à un rythme alarmant, nous devrions considérer que l'impact à long terme de l'élévation du niveau de la mer sera très faible. Il y a quelques facteurs à considérer avant d'essayer de faire une comparaison. Nous vivons dans un monde en développement qui est rapidement devenu un monde plus avancé et moins dépendant des combustibles fossiles. Cela pourrait conduire à</text:p>
          </table:table-cell>
          <table:table-cell office:value-type="string" calcext:value-type="string">
            <text:p>ok</text:p>
          </table:table-cell>
          <table:table-cell table:number-columns-repeated="1020"/>
        </table:table-row>
        <table:table-row table:style-name="ro7">
          <table:table-cell office:value-type="float" office:value="20" calcext:value-type="float">
            <text:p>20</text:p>
          </table:table-cell>
          <table:table-cell office:value-type="string" calcext:value-type="string">
            <text:p>Little by little the flat worms conquered new territories</text:p>
          </table:table-cell>
          <table:table-cell office:value-type="string" calcext:value-type="string">
            <text:p>Peu à peu, les vers plats ont conquis de nouveaux territoires avec quelques tours de la population locale, qui pourraient exploiter le faible niveau de leurs ressources génétiques. La même chose s'est produite lorsque les indigènes des îles du sud ont conquis une grande partie des terres environnantes. Une fois que les indigènes ont commencé à comprendre que les vers plats avaient le potentiel de produire beaucoup de nourriture à court terme, la population locale a commencé à les accepter pour la nourriture. La population autochtone s'est rapidement développée. Il était maintenant temps d'établir une reproduction</text:p>
          </table:table-cell>
          <table:table-cell/>
          <table:table-cell office:value-type="string" calcext:value-type="string">
            <text:p>??</text:p>
          </table:table-cell>
          <table:table-cell table:number-columns-repeated="1019"/>
        </table:table-row>
        <table:table-row table:style-name="ro7">
          <table:table-cell office:value-type="float" office:value="21" calcext:value-type="float">
            <text:p>21</text:p>
          </table:table-cell>
          <table:table-cell office:value-type="string" calcext:value-type="string">
            <text:p>Instead of decreasing at source their emissions of</text:p>
          </table:table-cell>
          <table:table-cell office:value-type="string" calcext:value-type="string">
            <text:p>Au lieu de diminuer à la source leurs émissions d'azote, ils peuvent aussi réduire leur concentration atmosphérique de CO2 en enlevant l'azote de l'atmosphère. Cela éliminera également la nécessité de brûler des combustibles fossiles pour compenser la perte d'émissions de CO2 dans l'atmosphère. À long terme, il n'y a aucune raison pour que nous ayons besoin de plus d'énergie pour réduire nos émissions de gaz à effet de serre de toutes les sources. À long terme, nous devons réduire notre consommation d'énergie. Si nous faisons cela, il en résultera moins de personnes qui ont besoin de dépendre</text:p>
          </table:table-cell>
          <table:table-cell office:value-type="string" calcext:value-type="string">
            <text:p>ok</text:p>
          </table:table-cell>
          <table:table-cell table:number-columns-repeated="1020"/>
        </table:table-row>
        <table:table-row table:style-name="ro7">
          <table:table-cell office:value-type="float" office:value="22" calcext:value-type="float">
            <text:p>22</text:p>
          </table:table-cell>
          <table:table-cell office:value-type="string" calcext:value-type="string">
            <text:p>This Sunday the government has just granted an exemption to hunters</text:p>
          </table:table-cell>
          <table:table-cell office:value-type="string" calcext:value-type="string">
            <text:p>Ce dimanche, le gouvernement vient d'accorder une exemption aux chasseurs qui peuvent prouver qu'ils chassent ou utilisent une arme pour commettre un crime. "Cela signifie que si un chasseur n'est pas autorisé à porter une arme et ne porte pas d'arme à feu et n'utilise pas d'arme à feu pour commettre un crime, il devra payer des frais pour la porter et il devra peut-être aussi fournir une preuve de sa connaissance des armes à feu qu'il porte," a déclaré le ministère de l'Intérieur dans une déclaration publiée lundi. "</text:p>
          </table:table-cell>
          <table:table-cell office:value-type="string" calcext:value-type="string">
            <text:p>ok</text:p>
          </table:table-cell>
          <table:table-cell table:number-columns-repeated="1020"/>
        </table:table-row>
        <table:table-row table:style-name="ro7">
          <table:table-cell office:value-type="float" office:value="23" calcext:value-type="float">
            <text:p>23</text:p>
          </table:table-cell>
          <table:table-cell office:value-type="string" calcext:value-type="string">
            <text:p>According to the first comprehensive global assessment of degradation and</text:p>
          </table:table-cell>
          <table:table-cell office:value-type="string" calcext:value-type="string">
            <text:p>Selon la première évaluation globale globale de la dégradation et de la perte de biodiversité, réalisée par Rensselaer-Weill Cornell Medicine en 2007, qui a examiné à la fois l'impact global de l'écosystème (c'est-à-dire la capacité de survie de chaque espèce) et l'impact de la perte majeure sur l'écosystème, les impacts du changement climatique ont été les plus importants pour la forêt tropicale. En raison de l'évolution des saisons, l'ampleur de la perte de précipitations dans les forêts tropicales pluviales varie tant sous des formes directes qu'indirectes. Une diminution</text:p>
          </table:table-cell>
          <table:table-cell/>
          <table:table-cell office:value-type="string" calcext:value-type="string">
            <text:p>globale globale. Encore une répetition d’un élément de l’input</text:p>
          </table:table-cell>
          <table:table-cell table:number-columns-repeated="1019"/>
        </table:table-row>
        <table:table-row table:style-name="ro7">
          <table:table-cell office:value-type="float" office:value="24" calcext:value-type="float">
            <text:p>24</text:p>
          </table:table-cell>
          <table:table-cell office:value-type="string" calcext:value-type="string">
            <text:p>Astronomers Continue to Discover Starless Vagabond Planets</text:p>
          </table:table-cell>
          <table:table-cell office:value-type="string" calcext:value-type="string">
            <text:p>Les astronomes continuent de découvrir des planètes vagabondes sans étoiles avec des photos étonnantes Cette nouvelle étude de la matière noire révèle une matière noire des particules subatomiques qui ont pu être en orbite autour du Soleil pendant des milliards d'années, et la découverte de deux super-Terres, une sombre et une blanche. Les particules de matière noire sont créées lorsque notre corps tourne et sont éjectées du Soleil. La nouvelle découverte de deux super-Terres, une blanche et une noire, suggère un destin similaire</text:p>
          </table:table-cell>
          <table:table-cell office:value-type="string" calcext:value-type="string">
            <text:p>ok</text:p>
          </table:table-cell>
          <table:table-cell table:number-columns-repeated="1020"/>
        </table:table-row>
        <table:table-row table:style-name="ro8">
          <table:table-cell office:value-type="float" office:value="25" calcext:value-type="float">
            <text:p>25</text:p>
          </table:table-cell>
          <table:table-cell office:value-type="string" calcext:value-type="string">
            <text:p>The largest hot desert in the world the Sahara in</text:p>
          </table:table-cell>
          <table:table-cell office:value-type="string" calcext:value-type="string">
            <text:p>Le plus grand désert chaud du monde le Sahara dans le sud du Sahara est estimé à environ 1,5 million de personnes, environ un tiers du total de la planète. Il est situé à l'extrémité occidentale du pays d'Égypte, et abrite plusieurs villes, dont certaines ont été abandonnées par leurs habitants. La population est estimée à environ 40 millions de personnes. Bien que cela ait été le plus récent de l'histoire, il y a eu une diminution de la zone sous son contrôle au cours des dernières années.</text:p>
          </table:table-cell>
          <table:table-cell/>
          <table:table-cell office:value-type="string" calcext:value-type="string">
            <text:p>répétition le Sahara le Sahara dans la même phrase</text:p>
          </table:table-cell>
          <table:table-cell table:number-columns-repeated="1019"/>
        </table:table-row>
        <table:table-row table:style-name="ro1" table:number-rows-repeated="10485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6T18:59:01.214000000</dc:date>
    <meta:editing-duration>PT14M10S</meta:editing-duration>
    <meta:editing-cycles>2</meta:editing-cycles>
    <meta:generator>LibreOffice/6.0.6.2$Windows_X86_64 LibreOffice_project/0c292870b25a325b5ed35f6b45599d2ea4458e77</meta:generator>
    <meta:document-statistic meta:table-count="1" meta:cell-count="107" meta:object-count="0"/>
  </office:meta>
</office:document-meta>
</file>